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e901" officeooo:paragraph-rsid="0001e901"/>
    </style:style>
    <style:style style:name="P2" style:family="paragraph" style:parent-style-name="Preformatted_20_Text">
      <style:text-properties officeooo:rsid="0002c502" officeooo:paragraph-rsid="0002c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этих методах, известных как обучение с учителем</text:p>
      <text:p text:style-name="P1">или контролируемое обучение ( supervised learning ), пользователь</text:p>
      <text:p text:style-name="P1">предоставляет алгоритму пары объект-ответ, а алгоритм находит способ</text:p>
      <text:p text:style-name="P1">получения ответа по объекту</text:p>
      <text:p text:style-name="P1">Алгоритмы обучения без учителя или неконтролируемого обучения</text:p>
      <text:p text:style-name="P1">(unsupervised algorithms) – это еще один вид алгоритмов, который мы</text:p>
      <text:p text:style-name="P1">рассмотрим в этой книге. В алгоритмах обучения без учителя известны</text:p>
      <text:p text:style-name="P1">только объекты, а ответов нет.</text:p>
      <text:p text:style-name="P1">В машинном обучении каждый объект или строка называются</text:p>
      <text:p text:style-name="P1">примером ( sample ) или точкой данных ( data point ), а столбцы-свойства,</text:p>
      <text:p text:style-name="P1">которые описывают эти примеры, называются характеристиками или</text:p>
      <text:p text:style-name="P1">признаками ( features )</text:p>
      <text:p text:style-name="P1"/>
      <text:p text:style-name="P1"/>
      <text:p text:style-name="P1">Создавая модель машинного обучения, вы должны</text:p>
      <text:p text:style-name="P1">ответить, или, по крайней мере, задуматься над следующими вопросами:</text:p>
      <text:p text:style-name="P1"> На какой вопрос(ы) я пытаюсь ответить? Собранные данные могут</text:p>
      <text:p text:style-name="P1">ответить на этот вопрос?</text:p>
      <text:p text:style-name="P1"> Как лучше всего сформулировать свой вопрос(ы) с точки зрения</text:p>
      <text:p text:style-name="P1">задач машинного обучения?</text:p>
      <text:p text:style-name="P1"> У меня собрано достаточно данных, чтобы составить представление</text:p>
      <text:p text:style-name="P1">о задаче, которую я хочу решить?</text:p>
      <text:p text:style-name="P1"> Какие признаки я извлек и помогут ли они мне получить</text:p>
      <text:p text:style-name="P1">правильные прогнозы?</text:p>
      <text:p text:style-name="P1"> Как я буду измерять эффективность решения задачи?</text:p>
      <text:p text:style-name="P1"> Как решение, полученное с помощью машинного обучения, будет</text:p>
      <text:p text:style-name="P1">взаимодействовать с другими компонентами моего исследования</text:p>
      <text:p text:style-name="P1">или бизнес-продукта?</text:p>
      <text:p text:style-name="P1"/>
      <text:p text:style-name="P2">Свободный дистрибутив Python для научных вычислений, специально</text:p>
      <text:p text:style-name="P2">предназначенный для Windows. Python (х, у) включает NumPy, SciPy,</text:p>
      <text:p text:style-name="P2">matplotlib, pandas, IPython и scikit-learn.</text:p>
      <text:p text:style-name="P2">Если у вас уже стоит Python, вы можете использовать pip для</text:p>
      <text:p text:style-name="P2">установки всех этих пакетов:</text:p>
      <text:p text:style-name="P2">$ pip install numpy scipy matplotlib ipython scikit-learn pan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8T17:53:18.966890137</dc:date>
    <meta:editing-duration>PT1H38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31" meta:character-count="1619" meta:non-whitespace-character-count="1419"/>
  </office:meta>
</office:document-meta>
</file>